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ab2c" officeooo:paragraph-rsid="0004ab2c"/>
    </style:style>
    <style:style style:name="P2" style:family="paragraph" style:parent-style-name="Standard">
      <style:text-properties officeooo:rsid="0006805e" officeooo:paragraph-rsid="0006805e"/>
    </style:style>
    <style:style style:name="P3" style:family="paragraph" style:parent-style-name="Standard">
      <style:text-properties officeooo:rsid="0006805e" officeooo:paragraph-rsid="0012208e"/>
    </style:style>
    <style:style style:name="P4" style:family="paragraph" style:parent-style-name="Standard">
      <style:text-properties officeooo:rsid="0012208e" officeooo:paragraph-rsid="0012208e"/>
    </style:style>
    <style:style style:name="P5" style:family="paragraph" style:parent-style-name="Standard">
      <style:text-properties officeooo:rsid="0004ab2c" officeooo:paragraph-rsid="0004ab2c"/>
    </style:style>
    <style:style style:name="P6" style:family="paragraph" style:parent-style-name="Standard">
      <style:text-properties officeooo:rsid="001b737b" officeooo:paragraph-rsid="001b737b"/>
    </style:style>
    <style:style style:name="T1" style:family="text">
      <style:text-properties officeooo:rsid="001d53cd"/>
    </style:style>
    <style:style style:name="T2" style:family="text">
      <style:text-properties officeooo:rsid="0019d61e"/>
    </style:style>
    <style:style style:name="T3" style:family="text">
      <style:text-properties officeooo:rsid="00086c9c"/>
    </style:style>
    <style:style style:name="T4" style:family="text">
      <style:text-properties officeooo:rsid="000e3f45"/>
    </style:style>
    <style:style style:name="T5" style:family="text">
      <style:text-properties officeooo:rsid="0012208e"/>
    </style:style>
    <style:style style:name="T6" style:family="text">
      <style:text-properties officeooo:rsid="001395f6"/>
    </style:style>
    <style:style style:name="T7" style:family="text">
      <style:text-properties officeooo:rsid="00175de3"/>
    </style:style>
    <style:style style:name="T8" style:family="text">
      <style:text-properties officeooo:rsid="00192c1a"/>
    </style:style>
    <style:style style:name="T9" style:family="text">
      <style:text-properties officeooo:rsid="001e68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0 Introduction to Agile Development</text:p>
      <text:p text:style-name="P1">Chapter 1 My project proposal</text:p>
      <text:p text:style-name="P1">Chapter 2 “Chef City” Project</text:p>
      <text:p text:style-name="P1">Chapter 3 The Scrum Process</text:p>
      <text:p text:style-name="P1">Chapter 4 My Contribution</text:p>
      <text:p text:style-name="P1">Chapter 5 Summary</text:p>
      <text:p text:style-name="P1"/>
      <text:p text:style-name="P2">CHAPTER 0: INTRODUCTION TO AGILE DEVELOPMENT.</text:p>
      <text:p text:style-name="P2"><text:tab/><text:tab/>What is Agile development?, <text:span text:style-name="T2">A</text:span>gile software development is made up of various approaches to software development under requirements and solutions grow through the combined effort of cross functional and self organized and multi functional teams working with their customers or the end user of the software. <text:span text:style-name="T3">The Agile process that was used for this project is called Scrum, this process allows us to focus on delivering the highest business value in the shortest time. Scrum allows us to quickly and constantly inspect our actual working software. This is done in rapid periods of time known as sprints. Sprints usually last anywhere from one or two weeks up till one or two months, the time for the sprint would depend on the size and difficulty of the task that the team has been assigned. In scrum the team does not set the priorities, the business sets the priorities for the team. Then the teams will self-organize to determine the best way to deliver the highest priority features. As a result of short sprints anyone can see real working software and decide to release it as the software is or continue to work on the and improve upon the software for another sprint.</text:span></text:p>
      <text:p text:style-name="P2"><text:tab/><text:tab/><text:span text:style-name="T4">Why did Agile come about?,Agile development came about as a result of the need for a lightweight development method for developing software. Agile development allows the development team to change and develop software easier than any other methods. This is due to the sprints refereed to in the previous paragraph. What the sprints allows the user of an Agile development method such as scrum to do is constantly adjust, test, enhance and implement new and existing features into the code in what is a quicker and much more streamlined approach to development. Lets say for instance if Ive been working on lets say a simple CRUD app which is part of the larger project as a whole, because of these shirt sprints i may be given only a few weeks to implement this element, but unlike other software processes I can see straight away if my code works with the project as a whole as with testing is done as part of the sprints unlike other methods which will only allow testing to occur at the end of the development process. Therefore this makes implementing the code and testing the code becomes easier and quicker as if bugs are discovered in the software it can be found out quickly and then can be fixed or re implemented before we move on to new code and other parts of the project which means that when the project is finally done it is done and the need to go back and lets say fix code that was developed five or six months ago which would be harder to develop as it will no longer be fresh in your mind or may even take longer to fix than it would have five or six months ago.</text:span></text:p>
      <text:p text:style-name="P3"><text:tab/><text:tab/><text:span text:style-name="T5">Principles of Agile software development, there is 12 principles of Agile software development. They are,</text:span></text:p>
      <text:p text:style-name="P4">1) Customer satisfaction by early and continuous delivery of valuable software.</text:p>
      <text:p text:style-name="P4">2) Welcoming changing requirements, even in late development.</text:p>
      <text:p text:style-name="P4">3) Deliver working software frequently.</text:p>
      <text:p text:style-name="P4">4) Close, daily cooperation between businesses and developers.</text:p>
      <text:p text:style-name="P4">5) Projects are built around motivated individuals, who should be trusted.</text:p>
      <text:p text:style-name="P4">6) Face to Face conversation is the best practice of communication.</text:p>
      <text:p text:style-name="P4">7) Working software is the primary measure of progress.</text:p>
      <text:p text:style-name="P4">8) Sustainable development, able to maintain a consistent pace.</text:p>
      <text:p text:style-name="P4">9) Continuous attention to technical brilliance and good design. </text:p>
      <text:p text:style-name="P4">10) Simplicity the maximizing the amount of work not done is necessary.</text:p>
      <text:p text:style-name="P4">11) Best architectures, requirements, and designs emerge from self organization.</text:p>
      <text:p text:style-name="P4">12) <text:span text:style-name="T6">Frequently the team looks at ways to become more effective and will adjust where necessary.</text:span></text:p>
      <text:p text:style-name="P4"><text:soft-page-break/><text:tab/><text:tab/><text:span text:style-name="T7">The focus of Agile development, the main focus of Agile development is on quality or quantity. The use of specific tools and methods for example pair programming, test-driven development, design patterns, code refactoring, unit testing. These methods are used to improve quality and enhance the product development agility. Compared to traditional software engineering Agile software development mainly targets complex systems and product development with dynamic, non-deterministic and non-linear characteristics. Accurate estimates, stable plans, and predictions are often hard to get in early stages, and confidence in them is likely to be low.</text:span></text:p>
      <text:p text:style-name="P4"><text:tab/><text:tab/><text:span text:style-name="T8">The characteristics of Agile development, self organizing teams teams are able to manage and look after themselves which leaves very little micro managing. Quick progress, product progresses in a series of month long sprints which allows the project to move on at a rapid pace. Requirements are captured as items in a list of product backlog. The use of generative rules to create an agile environment for delivering projects. The main characteristic of Agile development is the sprint, your typical sprint will last 2-4 weeks. The constant duration helps the team to find a better rhythm. Before the next sprint begins the product is designed, coded, and tested during the current sprint which means this sprints problem does not become the next sprints problem. The sprints should be planned around how long you can commit to keeping change out of the sprint.</text:span></text:p>
      <text:p text:style-name="P4"><text:tab/><text:tab/><text:span text:style-name="T9">The Scrum framework, there are three parts to the scrum framework, they are Roles, Ceremonies and Artifacts. The roles consist of the product owner this is the person who is essentially in charge of the product they will lay out features, decide release dates, prioritize features, and accept and reject the result of the work. Next there is the scrum master they are the head of each scrum meeting and are the link between management and the team, they shield the team from external interferences and ensure the team is fully functional and productive. Then there is the team, the team is typically made up of 5 to 9 people who range from software developers to UI designers to testers, etc. Most of the team will be full time with a few exceptions. The ceremonies are the sprint planning where the sprint is prioritized. The daily scrum takes typically 15 minutes, anyone who is involved is invited, however only team members, scrum master and product owner are allowed to talk, the purpose of the scrum meeting is too avoid other unnecessary meetings during the day. At the meeting everyone will answer three questions, What they did yesterday, what they will do today and is there anything in their way. In the sprint review the team presents what it accomplished during the sprint. This will typically be a demo of new features. Everyone is invited and the whole team participates. In the sprint retrospective you periodically take a look at what is and is not working. The artifacts are the product backlog, which is a list of all desired work on the project. It should ideally be shown such that each item in the backlog has values to the users or customers of the project. In the sprint backlog individuals on the team sign up for the work that that want to do work is never assigned in this method. The sprint goal is a short statement of what work will be focused on during this particular sprint. <text:s/>Any team member can add, delete or change the sprint backlog. A sprint burndown chart is created to make the work of the team visible as a graphical display. The last feature of Agile development would be planning poker. Planning poker is a method of time estimation. What happens is the team will assemble with a deck of cards each with values that represent hours on the cards. The moderator will read out a user story and each member will place a card face down en front of them when all cards are down they are flipped over, if the numbers which are estimates for how long the user story would take to develop vary widely it is discussed and the members repeat this process until they can get there time estimates closer together.</text:span></text:p>
      <text:p text:style-name="P6"><text:tab/><text:tab/>With all the benefits that Agile software development has there are a few downsides, Agile practices can be inefficient in large organisations and certain types of developments. Lots of organisations have the believes that agile software development is too extreme and therefore they tend to adopt some hybrid approaches that is a mix of elements of Agile software development. In relation to time testers, customers and developers must constantly interact with each other, this involves numerous face to face conversations as they are the best form of communication. All involved in the product must have close cooperation. People who are daily users need to be able to be available for quick testing and sign off on each phase so developers can check it off as complete <text:soft-page-break/>before moving on to the next part of the project. This ensures the product meets user expectations but is very cumbersome and time consuming. Therefore demanding more time and energy from all those involved in the project. <text:span text:style-name="T1">In Agile development projects can easily fall off track and go by the way side. As Agile development requires very little planning to start and takes the assumption that the consumers needs are constantly changing. With very little to go off of this can limit the Agile development model. If a consumers feedback or communication are not clear a developer may go ahead and focus on the wrong areas of development. A very simple project can become a never ending project very quickl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2-05T20:54:55.793902065</meta:creation-date>
    <dc:date>2019-12-05T20:55:16.415816470</dc:date>
    <meta:editing-duration>PT21S</meta:editing-duration>
    <meta:editing-cycles>1</meta:editing-cycles>
    <meta:document-statistic meta:table-count="0" meta:image-count="0" meta:object-count="0" meta:page-count="3" meta:paragraph-count="26" meta:word-count="1613" meta:character-count="9528" meta:non-whitespace-character-count="7925"/>
    <meta:generator>LibreOffice/6.3.2.2$MacOSX_X86_64 LibreOffice_project/98b30e735bda24bc04ab42594c85f7fd8be07b9c</meta:generator>
  </office:meta>
</office:document-meta>
</file>